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2.023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3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20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2" office:value-type="string">
            <text:p>verifyAddCollectionToPlant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number-columns-repeated="117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222@yopmail.com">hitesh222@yopmail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table:number-columns-repeated="117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14/06/2017</text:date>, <text:time>10:3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4T10:33:13</dc:date>
    <meta:creation-date>2014-12-16T16:26:20Z</meta:creation-date>
    <meta:editing-cycles>95</meta:editing-cycles>
    <meta:editing-duration>P1DT11H38M15S</meta:editing-duration>
    <meta:generator>OpenOffice/4.1.3$Unix OpenOffice.org_project/413m1$Build-9783</meta:generator>
    <meta:initial-creator>sakshi juneja</meta:initial-creator>
    <meta:document-statistic meta:table-count="2" meta:cell-count="28" meta:object-count="0"/>
  </office:meta>
</office:document-meta>
</file>